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text-properties fo:font-weight="bold" fo:background-color="#ffffff" style:font-weight-asian="bold"/>
    </style:style>
    <style:style style:name="P2" style:family="paragraph" style:parent-style-name="Standard">
      <style:paragraph-properties fo:margin-top="0cm" fo:margin-bottom="0cm" loext:contextual-spacing="false" fo:text-align="justify" style:justify-single-word="false"/>
      <style:text-properties fo:background-color="#ffffff"/>
    </style:style>
    <style:style style:name="P3" style:family="paragraph" style:parent-style-name="Standard">
      <style:paragraph-properties fo:margin-top="0cm" fo:margin-bottom="0cm" loext:contextual-spacing="false" fo:text-align="justify" style:justify-single-word="false"/>
    </style:style>
    <style:style style:name="P4" style:family="paragraph" style:parent-style-name="Standard">
      <style:paragraph-properties fo:margin-top="0cm" fo:margin-bottom="0cm" loext:contextual-spacing="false" fo:text-align="justify" style:justify-single-word="false"/>
      <style:text-properties officeooo:paragraph-rsid="00060609"/>
    </style:style>
    <style:style style:name="P5" style:family="paragraph" style:parent-style-name="Standard" style:master-page-name="Standard">
      <style:paragraph-properties fo:margin-top="0cm" fo:margin-bottom="0cm" loext:contextual-spacing="false" fo:text-align="justify" style:justify-single-word="false" style:page-number="1"/>
    </style:style>
    <style:style style:name="T1" style:family="text">
      <style:text-properties fo:font-weight="bold" style:font-weight-asian="bold"/>
    </style:style>
    <style:style style:name="T2" style:family="text">
      <style:text-properties fo:font-weight="bold" fo:background-color="#ffffff" loext:char-shading-value="0" style:font-weight-asian="bold"/>
    </style:style>
    <style:style style:name="T3" style:family="text">
      <style:text-properties fo:background-color="#ffffff" loext:char-shading-value="0"/>
    </style:style>
    <style:style style:name="T4" style:family="text">
      <style:text-properties fo:color="#1155cc" style:text-underline-style="solid" style:text-underline-width="auto" style:text-underline-color="font-color" fo:background-color="#ffffff" loext:char-shading-value="0"/>
    </style:style>
    <style:style style:name="T5" style:family="text">
      <style:text-properties fo:color="#1155cc" fo:font-size="10pt" style:text-underline-style="solid" style:text-underline-width="auto" style:text-underline-color="font-color" style:font-size-asian="10pt" style:font-size-complex="10pt"/>
    </style:style>
    <style:style style:name="T6" style:family="text">
      <style:text-properties fo:color="#1155cc" fo:font-size="9pt" style:text-underline-style="solid" style:text-underline-width="auto" style:text-underline-color="font-color" fo:background-color="#ffffff" loext:char-shading-value="0" style:font-size-asian="9pt" style:font-size-complex="9pt"/>
    </style:style>
    <style:style style:name="T7" style:family="text">
      <style:text-properties fo:font-size="9pt" fo:background-color="#ffffff" loext:char-shading-value="0" style:font-size-asian="9pt" style:font-size-complex="9pt"/>
    </style:style>
    <style:style style:name="T8" style:family="text">
      <style:text-properties fo:font-size="8pt" style:font-size-asian="8pt" style:font-size-complex="8pt"/>
    </style:style>
    <style:style style:name="T9" style:family="text">
      <style:text-properties fo:font-size="10pt" style:font-size-asian="10pt" style:font-size-complex="10pt"/>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ffice:annotation office:name="__Annotation__3_1467790673"><dc:creator>Maciek Tereszkiewicz</dc:creator><dc:date>2018-04-24T17:12:59</dc:date><text:p><text:span text:style-name="T10">Ja usłyszałem od swojej coś zbliżonego, ale trochę inne, czyli że każdy chemik powinien umieć destylować alkohol, po czym zaczęła się opowieść jak oni radzili sobie w czasach studenckich produkując i delektując się bimber z skarpetek ;)</text:span></text:p></office:annotation>Moja wykładowczyni powiedziała nam kiedyś, że każdy chemik uwięziony na bezludnej wyspie powinien mieć ze sobą alkohol.<office:annotation-end office:name="__Annotation__3_1467790673"/> Substancja ta, prócz wysokiej przydatności w wielu reakcjach chemicznych, ma także kilka właściwości, które dobrze wykorzystane mogą pomóc nam uzyskać bardzo ciekawe efekty plastyczne. Oczywiście, jeśli naniesiemy ją bezpośrednio na kartkę, nie do ust, Cukiereczki. </text:p>
      <text:p text:style-name="P3">&gt;&gt;Moon</text:p>
      <text:p text:style-name="P3"/>
      <text:p text:style-name="P4"><text:span text:style-name="T1">Ale o so chosi…</text:span></text:p>
      <text:p text:style-name="P4">Przeglądając oferty sklepów plastycznych, zauważyłam, że ostatnio w dość krótkim czasie na rynku namnożyły się firmy oferujące tak zwane markery projektowe. Wśród nich jedną z ciekawszych opcji są te wypełnione tuszem na bazie alkoholu, co potwierdzić może wciąż rozszerzająca się gama producentów. Dla początkujących markery alkoholowe mogą być nieco wymagające, ale po krótkim zaznajomieniu okazują się bardzo wygodne w użyciu, łatwe w transporcie i dodatkowo pozwalają w stosunkowo krótkim czasie uzyskać bardzo gładkie efekty, które zdecydowanie zwracają na siebie uwagę. Jak głosi większość opisów podawanych przez producentów, przybory te są często wybierane przez architektów, projektantów, a także grafików i osób tworzących wszelkiego rodzaju komiksy. Mówi się, że to szybkoschnące tusze do zadań specjalnych, więc śmiało można stwierdzić, że są dla rysowników niczym Wonderbolts dla Equestrii. Z rzeczy ciekawych: podobnie jak w wodorozpuszczalnych bloczkach Inktense, tusz w markerach alkoholowych po wyschnięciu nie jest podatny na działanie wody, dlatego nie da się nimi uzyskać efektów akwarelowych. Markery te mają również bardziej ograniczoną możliwość tworzenia nowych kolorów bezpośrednio na kartce, choć można uzyskać nimi bardzo płynne przejścia tonalne między różnymi odcieniami jednej barwy. Wynika z tego, że im więcej sztuk zbierzemy, tym łatwiej będzie nam kolorować, ale nie jest to konieczne. Niedogodności związane z ograniczoną paletą można łatwo ominąć z użyciem kawałka folii i specjalnego blendera, który jest obowiązkową pozycją podczas kompletowania swojego zestawu. Folii nie trzeba szukać daleko, nada się nawet zwyczajna, śliska etykieta zerwana z napoju. Dodatkowo tusz z markerów można rozpuścić już na kartce innym wysokoprocentowym alkoholem nakładanym poprzez pipetkę lub strzykawkę na barwną plamę. Można też na uprzednio nasączony alkoholem papier nałożyć tusz na bazie alkoholu i powoli rozdmuchiwać go w wybranym kierunku z użyciem słomki i wydychanego powietrza lub bardziej profesjonalnie z pomocą aerografu, póki plama nie wyschnie. Proces można powtórzyć wielokrotnie, aż będziemy zadowoleni z efektu. W ten sposób można uzyskać naprawdę intrygujące i nieco nieprzewidywalne tekstury lub pozbyć się błędów z pracy. Niestety, ta technika wymaga nieco wprawy, ale cóż, do odważnych świat należy.</text:p>
      <text:p text:style-name="P3"/>
      <text:p text:style-name="P4"><text:span text:style-name="T1">Markery alkoholowe? Czym to się je? </text:span></text:p>
      <text:p text:style-name="P4">Zdecydowana większość posiada dwie końcówki po obu stronach pojemniczka. Jedną grubą, szeroką i skośnie ściętą do zapełniania w krótkim czasie większych powierzchni, bardzo przydatną do tła, oraz drugą cienką i precyzyjną, przypominającą taką w standardowym szkolnym mazaku, dzięki której możemy dopracować szczegóły naszej pracy, takie jak kucykowe znaczki. Niektóre firmy zamiast jednej ze wspomnianych opcji oferują tzw. pędzelkową końcówkę, która dzięki swojej elastyczności pozwala manipulować grubością stawianej kreski. Jest szczególnie przydatna podczas rysowania włosów i dzięki niej łagodne przejścia tonalne są jeszcze łatwiejsze w wykonaniu. Ten rodzaj jest zdecydowanie moim ulubionym i rysowanie pędzelkową końcówką sprawia mi dużo więcej przyjemności niż tą standardową twardą. Markery alkoholowe mają różne kształty, niektóre <text:soft-page-break/>są okrągłe, inne kanciaste lub z obłymi krawędziami. Dużo częściej spotykane są grubsze pojemniki, które pewnie leżą w dłoni. Cienkie flamastry są raczej zarezerwowane dla tuszy na bazie wody. Większość popularnych markerów alkoholowych, takich jak Promarkery od Winsor &amp; Newton czy też Propici firmy Renesans, jest „jednorazowa” i po wypisaniu, pustej sztuki nie da się ponownie napełnić tuszem, w przeciwieństwie do uzupełnialnych flamastrów, takich jak sławne Copici czy nowe na rynku markery od Kuretake. Do tej drugiej kategorii oprócz zapasu tuszu można też dokupić końcówki i przyrządy przydatne podczas ich wymiany. Jedną z oryginalniejszych opcji na rynku są markery <text:span text:style-name="T3">Chameleon Pen. Ich budowa jest dosyć niestandardowa, ponieważ oprócz pojemniczka z tuszem, pisak zawiera również bezpośrednio wbudowany blender. Poprzez zetknięcie go z jedną z końcówek można rozjaśnić znajdujący się na niej pigment i w łatwy sposób uzyskać łagodne przejście do ciemniejszego, oryginalnego koloru. W ten sposób można również stykać ze sobą dwa różne kolory w celu uzyskania gradientu na zapełnionej powierzchni.</text:span></text:p>
      <text:p text:style-name="P2"/>
      <text:p text:style-name="P4"><text:span text:style-name="T2">Kiedy on to wypił?</text:span></text:p>
      <text:p text:style-name="P4"><text:span text:style-name="T3">Jeśli nie chcemy szybko wyczerpać naszego drogocennego tuszu, najlepiej zaopatrzyć się w specjalnie dedykowany papier. Zwykłe kartki dosłownie piją zawartość naszego medium w nierównomiernych ilościach, przez co trudno uzyskać tak pożądany gładki efekt kolorowania. Przeważnie papier dedykowany do markerów alkoholowych jest cieniutki (ok. 80g) oraz z jednej strony specjalnie zabezpieczony tak, by kolor nie przebijał na następną kartkę. Dzięki temu dużo lepiej nadaje się do blendowania, ponieważ kolory dosłownie suną po powierzchni papieru i wysychają trochę wolniej, gdyż tusz nie wsiąka od razu w głąb włókien. W tym czasie na spokojnie możemy działać na mokrej powierzchni, bez obawy, że nasze działanie wyrządzi szkodę kartce. Bloki te oznaczone są mianem „Bleedproof” i dostępne są w wielu formatach. Często firmy produkujące markery alkoholowe oferują również przystosowane do nich szkicowniki, które z powodzeniem radzą sobie z flamastrami od innych producentów. Sama mam taki od Winsor&amp;Newton i jestem z niego bardzo zadowolona. Istnieją również nieco grubsze bloki, często dedykowane do mangi, oraz specjalne brystole, na których efekt jest troszeczkę inny, ponieważ tusz rozlewa się na nich odrobinę bardziej. Z tego rodzaju polecam Manga Skizzenblock od Mal zeit (170 g). Blok może nieco budżetowy, ale spełnia swoje zadanie i toleruje również tusze na bazie wody, nie falując się pod ich wpływem w zauważalnym stopniu. Nadaje się również do technik mieszanych z użyciem kredek i tuszowych bloczków. Wybór papieru mocno zależy od preferencji użytkownika. Jak już mówiłam, rynek tych mediów bardzo prężnie się rozwija, więc naprawdę nie jest trudno znaleźć dobry papier w przystępnej cenie.</text:span></text:p>
      <text:p text:style-name="P2"/>
      <text:p text:style-name="P1">Mieszamy!</text:p>
      <text:p text:style-name="P2">O ile podobno różnych alkoholi mieszać się nie powinno, bo skutki mogą być marne, o tyle markery alkoholowe naprawdę wdzięcznie współpracują z innymi mediami. Moją ulubioną techniką jest oczywiście połączenie ich z moją drugą miłością, kredkami. Sposobów na to jest kilka. Najprostszą jest położenie warstwy tuszu na samym początku rysowania w celu stworzenia bazy dla kredek. W ten sposób nawet na fakturowanej kartce kolor będzie bardziej jednolity, ponieważ marker wypełni miejsca, do której pigment z rysika zwykle nie dociera. Na takiej bazie można również nakładać kolory jaśniejsze od użytego we flamastrze, bawiąc się światłem na rysunku i tworząc pole do popisu dla białej kredki, która zwykle nie ma go zbyt wiele. Technika ta bardzo wdzięcznie prezentuje się podczas rysowania grzywy oraz różnych błyszczących obiektów, jak ukochane kamienie szlachetne panny Rarity. Inny sposób na połączenie tych mediów jest dokładną odwrotnością <text:soft-page-break/>podanego. Tutaj pierwsze warstwy pigmentu z kredek rozpuszcza się poprzez nakładanie na nie tuszu z flamastra. W ten sposób nadajemy naszej pracy nieco tekstury, a sam rysunek, w przeciwieństwie do poprzedniej techniki, zachowuje dalej markerowy wygląd, który wiele osób porównuje z drukiem. Dodatkowo jest to kolejny sposób na poszerzenie naszej gamy kolorystycznej, ponieważ jeśli uda nam się w całości rozpuścić pigment z kredki, możemy uzyskać na kartce całkowicie nowy kolor, którego normalnie nie mamy w swojej palecie. Markery współpracują również z wieloma cienkopisami i długopisami, lecz tutaj kolejność nakładania może być równie istotna, ponieważ niektóre z ich tuszy mogą być rozpuszczane przez nasze medium. Jeśli nie mamy pewności, czy pisadło wytrzyma pod wpływem procentowego barwinka, lepiej zostawić obrys rysunku na sam koniec pracy. Choć czasem ten niepożądany efekt może wyglądać naprawdę ciekawie. Ja osobiście bardzo lubię tworzyć obrys grzywy czarnym długopisem w gwiazdki firmy Toma i później kolorować je Promarkerami, zaczynając od naszkicowanych kresek i rozcierając pigment przez całą długość grzywy. W ten sposób szybko uzyskuję cieniowanie włosów w nieco niestandardowym kolorze, ponieważ czarny tusz z długopisu pod wpływem alkoholu tworzy fioletowe smugi, które bardzo ładnie komponują się z różowymi falami Fluttershy. Wracając, z tego, co sama zauważyłam, cienkopisy Micron z Sakury oraz te z Marvy Uchida for drawing potrafią pracować pod alkoholową presją i nie uginają się pod wpływem swoich lekko wstawionych towarzyszy. Jeśli zależy nam na ładnym i czystym rysunku bez żadnych smug, możemy śmiało użyć ich do lineartu. Do wykończeń markerowych rysunków świetnie sprawdza się biały żelopis, który dobrze trzyma się powierzchni kartki i gładko sunie po uprzednio pokolorowanej pracy.</text:p>
      <text:p text:style-name="P2"/>
      <text:p text:style-name="P1">Kucykowa impreza</text:p>
      <text:p text:style-name="P2">Tworzenie kucykowych rysunków z pomocą tego medium jest naprawdę szybkie i przyjemne. Uważam nawet, że po opanowaniu tej techniki w dużo krótszym czasie możemy uzyskać efekty, które zajęłyby nam kredkami ładne kilka godzin. Jest to, oczywiście, kwestia przystępności jednolitego pokrywania powierzchni w kilku prostych ruchach. Paletę do rysowania głównych bohaterek bardzo łatwo skompletować nawet spośród bardziej budżetowych egzemplarzy, takich jak chińskie markery TouchFive. Jak już wspominałam, markery alkoholowe dobrze współpracują ze sztukami innych firm, dlatego tworząc naszą paletę, nie musimy ograniczać się do jednej. Ja osobiście posiadam najwięcej Promarkerów i Brushmarkerów firmy Winsor &amp; Newton (dawniej Letraset), które były moim pierwszym zetknięciem z tym medium. Są ze średniej półki cenowej, okrągły kształt sprawia, że wygodnie i pewnie leżą w dłoni, a skuwki z wypustkami uniemożliwiają staczanie się flamastrów z blatu biurka. Tusz oddają w łatwych do kontrolowania ilościach i bardzo ładnie łączą się między sobą. Każda sztuka posiada na opakowaniu kilka pasków przedstawiających kolor tuszu, który w zdecydowanej większości przypadków zgadza się z rzeczywistą barwą na kartce. Odcienie Promarkerów mają przypisane numerki, które zaczynają się pierwszą literą angielskiej nazwy koloru, jaki reprezentują. Aktualnie firma ma w swojej ofercie 148 barw (wśród Brushmarkerów jest ich, niestety, nieco mniej – 72) w tym szeroką gamę szarości i delikatnych pastelowych odcieni, idealnych do cukierkowych kucykowych prac. Mnie opanowanie Promarkerów zajęło dwa dni i kilka filmików z poradami, dlatego z czystym sumieniem mogę gorąco polecić je na początek przygody z markerami z tuszem na bazie alkoholu. </text:p>
      <text:p text:style-name="P2"/>
      <text:p text:style-name="P4"><text:span text:style-name="T2">Wtedy wkraczam ja…</text:span></text:p>
      <text:p text:style-name="P4"><text:span text:style-name="T3">Drogie Cukiereczki, jeśli zainteresował Was magiczny świat pisaków wypełnionych </text:span><text:soft-page-break/><text:span text:style-name="T3">barwnikiem z procentami i chcielibyście uzyskać bardziej szczegółowe informacje na temat konkretnych firm, powiadomcie mnie, proszę, o tym na naszym gazetkowym fanpage’u na Facebooku. Z przyjemnością odpowiem na nurtujące Was pytania w kolejnych artykułach. W ten sposób dowiecie się czegoś, co naprawdę Was interesuje i będziecie mieć czynny wpływ na tworzenie mojego małego rysunkowego poradnika. Na liście alkoholowych markerów, które aktualnie posiadam i bez problemu mogłabym opisać, są wspomniane już pokrótce Pro- i Brushmarkery firmy Winsor &amp; Newton, Propic Renesans oraz bezimienne i tanie markery z Tigera. W najbliższym czasie chcę się również zaopatrzyć w kilka sztuk Copic Ciao oraz Kurecolor od Kuretake, ale jeśli znacie jakieś, których nie wymieniłam, a recenzja ich byłaby znacząco przydatna, rozważę przeprowadzenie dla Was kilku testów. To samo tyczy się innych mediów. Jestem otwarta na Wasze propozycje i gorąco zachęcam, odezwijcie się do nas – </text:span><text:a xlink:type="simple" xlink:href="https://www.facebook.com/EquestriaTimes2014/" text:style-name="Internet_20_link" text:visited-style-name="Visited_20_Internet_20_Link"><text:span text:style-name="T4">https://www.facebook.com/EquestriaTimes2014/</text:span></text:a><text:span text:style-name="T3">.</text:span></text:p>
      <text:p text:style-name="P4"><text:span text:style-name="T3"><text:line-break/><text:line-break/></text:span><text:span text:style-name="T7"><text:line-break/></text:span><text:span text:style-name="T8">Baner: <text:line-break/></text:span><text:a xlink:type="simple" xlink:href="https://sta.sh/02d8wp52m5fk" text:style-name="Internet_20_link" text:visited-style-name="Visited_20_Internet_20_Link"><text:span text:style-name="T5">https://sta.sh/02d8wp52m5fk</text:span></text:a><text:span text:style-name="T9"> </text:span></text:p>
      <text:p text:style-name="P3"><text:span text:style-name="T7">Obrazki!<text:line-break/></text:span><text:a xlink:type="simple" xlink:href="https://moonlight-ki.deviantart.com/art/5-th-art-colab-Special-delivery-734769801" text:style-name="Internet_20_link" text:visited-style-name="Visited_20_Internet_20_Link"><text:span text:style-name="T6">https://moonlight-ki.deviantart.com/art/5-th-art-colab-Special-delivery-734769801</text:span></text:a><text:span text:style-name="T7"><text:line-break/></text:span><text:a xlink:type="simple" xlink:href="https://moonlight-ki.deviantart.com/art/The-bet-718944686" text:style-name="Internet_20_link" text:visited-style-name="Visited_20_Internet_20_Link"><text:span text:style-name="T6">https://moonlight-ki.deviantart.com/art/The-bet-718944686</text:span></text:a></text:p>
      <text:p text:style-name="P3"><text:a xlink:type="simple" xlink:href="https://moonlight-ki.deviantart.com/art/COM-I-know-those-eyes-691487260" text:style-name="Internet_20_link" text:visited-style-name="Visited_20_Internet_20_Link"><text:span text:style-name="T6">https://moonlight-ki.deviantart.com/art/COM-I-know-those-eyes-691487260</text:span></text:a></text:p>
      <text:p text:style-name="P3"><text:a xlink:type="simple" xlink:href="https://moonlight-ki.deviantart.com/art/AT-Rock-the-stage-693099054" text:style-name="Internet_20_link" text:visited-style-name="Visited_20_Internet_20_Link"><text:span text:style-name="T6">https://moonlight-ki.deviantart.com/art/AT-Rock-the-stage-693099054</text:span></text:a></text:p>
      <text:p text:style-name="P3"><text:a xlink:type="simple" xlink:href="https://moonlight-ki.deviantart.com/art/COM-Bay-Breeze-687276057" text:style-name="Internet_20_link" text:visited-style-name="Visited_20_Internet_20_Link"><text:span text:style-name="T6">https://moonlight-ki.deviantart.com/art/COM-Bay-Breeze-687276057</text:span></text:a></text:p>
      <text:p text:style-name="P3"><text:a xlink:type="simple" xlink:href="https://moonlight-ki.deviantart.com/art/Meet-Twilight-670108349" text:style-name="Internet_20_link" text:visited-style-name="Visited_20_Internet_20_Link"><text:span text:style-name="T6">https://moonlight-ki.deviantart.com/art/Meet-Twilight-670108349</text:span></text:a></text:p>
      <text:p text:style-name="P3"><text:a xlink:type="simple" xlink:href="https://moonlight-ki.deviantart.com/art/Shaman-is-the-new-Herbalist-665085361" text:style-name="Internet_20_link" text:visited-style-name="Visited_20_Internet_20_Link"><text:span text:style-name="T6">https://moonlight-ki.deviantart.com/art/Shaman-is-the-new-Herbalist-665085361</text:span></text:a><text:span text:style-name="T7"> </text:span></text:p>
      <text:p text:style-name="P3"><text:span text:style-name="T7">urocze starocie:<text:line-break/></text:span><text:a xlink:type="simple" xlink:href="https://moonlight-ki.deviantart.com/art/Slavic-girl-638064779" text:style-name="Internet_20_link" text:visited-style-name="Visited_20_Internet_20_Link"><text:span text:style-name="T6">https://moonlight-ki.deviantart.com/art/Slavic-girl-638064779</text:span></text:a></text:p>
      <text:p text:style-name="P3"><text:a xlink:type="simple" xlink:href="https://moonlight-ki.deviantart.com/art/CSI-Sweet-Apple-Acres-627499383" text:style-name="Internet_20_link" text:visited-style-name="Visited_20_Internet_20_Link"><text:span text:style-name="T6">https://moonlight-ki.deviantart.com/art/CSI-Sweet-Apple-Acres-627499383</text:span></text:a></text:p>
      <text:p text:style-name="P3"><text:a xlink:type="simple" xlink:href="https://moonlight-ki.deviantart.com/art/Fluttercat-621976006" text:style-name="Internet_20_link" text:visited-style-name="Visited_20_Internet_20_Link"><text:span text:style-name="T6">https://moonlight-ki.deviantart.com/art/Fluttercat-621976006</text:span></text:a></text:p>
      <text:p text:style-name="P3"><text:a xlink:type="simple" xlink:href="https://moonlight-ki.deviantart.com/art/When-I-dream-625126458" text:style-name="Internet_20_link" text:visited-style-name="Visited_20_Internet_20_Link"><text:span text:style-name="T6">https://moonlight-ki.deviantart.com/art/When-I-dream-625126458</text:span></text:a><text:span text:style-name="T7"> </text:span></text:p>
      <text:p text:style-name="P3"><text:a xlink:type="simple" xlink:href="https://moonlight-ki.deviantart.com/art/Colours-of-summer-621667839" text:style-name="Internet_20_link" text:visited-style-name="Visited_20_Internet_20_Link"><text:span text:style-name="T6">https://moonlight-ki.deviantart.com/art/Colours-of-summer-621667839</text:span></text:a><text:span text:style-name="T7"> <text:line-break/>nie kucykowe<text:line-break/></text:span><text:a xlink:type="simple" xlink:href="https://moonlight-ki.deviantart.com/art/Say-Yes-714196706" text:style-name="Internet_20_link" text:visited-style-name="Visited_20_Internet_20_Link"><text:span text:style-name="T6">https://moonlight-ki.deviantart.com/art/Say-Yes-714196706</text:span></text:a><text:span text:style-name="T7"><text:line-break/></text:span><text:a xlink:type="simple" xlink:href="https://moonlight-ki.deviantart.com/art/Circle-of-life-714199329" text:style-name="Internet_20_link" text:visited-style-name="Visited_20_Internet_20_Link"><text:span text:style-name="T6">https://moonlight-ki.deviantart.com/art/Circle-of-life-714199329</text:span></text:a><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4-24T22:05:52.017000000</dc:date>
    <meta:editing-duration>PT2H7M42S</meta:editing-duration>
    <meta:editing-cycles>1</meta:editing-cycles>
    <meta:document-statistic meta:table-count="0" meta:image-count="0" meta:object-count="0" meta:page-count="4" meta:paragraph-count="26" meta:word-count="1734" meta:character-count="13088" meta:non-whitespace-character-count="11366"/>
  </office:meta>
</office:document-meta>
</file>